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margin-bottom="0in" fo:line-height="137%"/>
      <style:text-properties fo:color="#000000"/>
    </style:style>
    <style:style style:name="P2" style:parent-style-name="Textbody" style:family="paragraph">
      <style:paragraph-properties fo:text-align="center" fo:margin-bottom="0in"/>
      <style:text-properties style:font-name="Times New Roman" fo:font-weight="bold" style:font-weight-asian="bold" fo:color="#000000" fo:font-size="24pt" style:font-size-asian="24pt"/>
    </style:style>
    <style:style style:name="P3" style:parent-style-name="Heading1" style:family="paragraph">
      <style:paragraph-properties fo:margin-top="0.3333in" fo:line-height="137%"/>
      <style:text-properties style:font-name="Arial" fo:color="#000000" fo:font-size="23pt" style:font-size-asian="23pt"/>
    </style:style>
    <style:style style:name="P4" style:parent-style-name="Textbody" style:family="paragraph">
      <style:paragraph-properties fo:margin-bottom="0in" fo:line-height="125%"/>
      <style:text-properties style:font-name="Arial" fo:color="#000000" fo:font-size="11pt" style:font-size-asian="11pt"/>
    </style:style>
    <style:style style:name="P5" style:parent-style-name="Heading1" style:family="paragraph">
      <style:paragraph-properties fo:margin-top="0.3333in" fo:line-height="137%"/>
      <style:text-properties style:font-name="Arial" fo:color="#000000" fo:font-size="23pt" style:font-size-asian="23pt"/>
    </style:style>
    <style:style style:name="P6" style:parent-style-name="Heading2" style:family="paragraph">
      <style:paragraph-properties fo:margin-top="0.25in" fo:margin-bottom="0.0555in" fo:line-height="137%"/>
      <style:text-properties style:font-name="Arial" fo:color="#000000" fo:font-size="17pt" style:font-size-asian="17pt"/>
    </style:style>
    <style:style style:name="P7" style:parent-style-name="Textbody" style:family="paragraph">
      <style:paragraph-properties fo:margin-bottom="0in" fo:line-height="125%"/>
      <style:text-properties style:font-name="Arial" fo:color="#000000" fo:font-size="11pt" style:font-size-asian="11pt"/>
    </style:style>
    <style:style style:name="P8" style:parent-style-name="Heading2" style:family="paragraph">
      <style:paragraph-properties fo:margin-top="0.25in" fo:margin-bottom="0.0555in" fo:line-height="137%"/>
      <style:text-properties style:font-name="Arial" fo:color="#000000" fo:font-size="17pt" style:font-size-asian="17pt"/>
    </style:style>
    <style:style style:name="P9" style:parent-style-name="Textbody" style:family="paragraph">
      <style:paragraph-properties fo:margin-bottom="0in" fo:line-height="125%"/>
      <style:text-properties style:font-name="Arial" fo:color="#000000" fo:font-size="11pt" style:font-size-asian="11pt"/>
    </style:style>
    <style:style style:name="P10" style:parent-style-name="Heading2" style:family="paragraph">
      <style:paragraph-properties fo:margin-top="0.25in" fo:margin-bottom="0.0555in" fo:line-height="137%"/>
      <style:text-properties style:font-name="Arial" fo:color="#000000" fo:font-size="17pt" style:font-size-asian="17pt"/>
    </style:style>
    <style:style style:name="T11" style:parent-style-name="DefaultParagraphFont" style:family="text">
      <style:text-properties style:font-name="Arial" style:font-name-complex="Arial" fo:font-size="11pt" style:font-size-asian="11pt" style:font-size-complex="11pt"/>
    </style:style>
  </office:automatic-styles>
  <office:body>
    <office:text text:use-soft-page-breaks="true">
      <text:p text:style-name="P1"><text:bookmark-start text:name="docs-internal-guid-358c7a3f-a129-f5b3-29"/><text:bookmark-end text:name="docs-internal-guid-358c7a3f-a129-f5b3-29"/>               </text:p>
      <text:p text:style-name="P2">Team Report</text:p>
      <text:h text:style-name="P3" text:outline-level="1">Team Retrospective</text:h>
      <text:p text:style-name="P4">Our team has worked well together so far with several design meetings. Which we were able to do most of the plot design and character<text:s/>creation. Our communication on project design was exemplary we were able to coordinate our schedules for several meetings. We could use improvement in setting aside more time for in-depth and efficient designs.</text:p>
      <text:h text:style-name="P5" text:outline-level="1">Team Member Contributions</text:h>
      <text:h text:style-name="P6" text:outline-level="2">&lt;Thomas Richardson&gt;</text:h>
      <text:p text:style-name="P7">My contributions included; Aid in the creative design of characters, map segregation, and Items. With Nicole and Anshul we composed the logo, Design Outline, and Class Diagrams. I created the sequence diagrams, project repository, and group chat.</text:p>
      <text:p text:style-name="Textbody"/>
      <text:h text:style-name="P8" text:outline-level="2">&lt;Nicole Vachon&gt;</text:h>
      <text:p text:style-name="P9">I contributed to the brainstorming of plot, characters, map, etc. I wrote the introduction paragraph and created the class diagram with Anshul, as well as wrote the development process paragraph.</text:p>
      <text:h text:style-name="P10" text:outline-level="2">&lt;Anshul Abraham&gt;</text:h>
      <text:p text:style-name="PreformattedText"><text:span text:style-name="T11">I contributed to the Game Report with some brainstorming ideas and how can we make the report the unique as well as information it need while Nicole and Thomas were Typing out the content for the same. While Nicole was making the Class diagram I was helping her out making the design better (using Abstraction and encapsulation). Also for the plot we all contributed equally .</text:span></text:p>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raham, Anshul</dc:creator>
    <meta:creation-date>2018-02-17T05:10:00Z</meta:creation-date>
    <dc:date>2018-02-17T05:11:00Z</dc:date>
    <meta:template xlink:href="Normal" xlink:type="simple"/>
    <meta:editing-cycles>2</meta:editing-cycles>
    <meta:editing-duration>PT60S</meta:editing-duration>
    <meta:document-statistic meta:page-count="1" meta:paragraph-count="2" meta:word-count="192" meta:character-count="1291" meta:row-count="9" meta:non-whitespace-character-count="1101"/>
  </office:meta>
</office:document-meta>
</file>